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Environment.setStatus( int status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Environment.HttpEnvironment( String uri , String root , HttpServletRequest req , HttpServletResponse res , ServletContext servletContext , HttpContext context , String containerEncoding , String defaultFormEncodin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HttpEnvironment.setContentType( String cont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Environment.isResponseModified( long lastModifi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tpEnvironment.tryResetRespons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HttpEnvironment.hasRedire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Environment.doRedirect( boolean sessionmode , String newURL , boolean permanent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HttpEnvironment.setContentLength(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Environment.getOutputStream( final int bufferS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tpEnvironment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Environment.redirect( boolean sessionmode , String new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Environment.isExter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Environment.permanentRedirect( boolean sessionmode , String new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Environment.sendStatus( int 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Environment.setResponseIsNo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